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style:paragraph-properties fo:text-align="start"/>
    </style: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ext_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_2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box_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control draw:name="text_1" draw:style-name="standard" draw:text-style-name="P1" draw:layer="controls" svg:width="10.75cm" svg:height="1.25cm" svg:x="1.75cm" svg:y="2.5cm" draw:control="control1"/>
        <draw:control draw:name="text_2" draw:style-name="standard" draw:text-style-name="P1" draw:layer="controls" svg:width="10.75cm" svg:height="1.25cm" svg:x="1.75cm" svg:y="5cm" draw:control="control2"/>
        <draw:control draw:name="checkbox_1" draw:style-name="gr1" draw:text-style-name="P2" draw:layer="controls" svg:width="2cm" svg:height="0.75cm" svg:x="2cm" svg:y="7.5cm" draw:control="control3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06T21:49:09.183873156</meta:creation-date>
    <dc:date>2021-09-06T22:43:03.886873646</dc:date>
    <meta:editing-duration>PT11M31S</meta:editing-duration>
    <meta:editing-cycles>4</meta:editing-cycles>
    <meta:generator>LibreOffice/7.1.5.2$MacOSX_X86_64 LibreOffice_project/85f04e9f809797b8199d13c421bd8a2b025d52b5</meta:generator>
    <meta:document-statistic meta:object-count="3"/>
  </office:meta>
</office:document-meta>
</file>